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nt main()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void logowanieCzyRejestracja()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void logowanieCzyRejestracja()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void rejestracja()</text:p>
          </table:table-cell>
          <table:table-cell table:number-columns-repeated="2"/>
          <table:table-cell table:style-name="ce7"/>
          <table:table-cell table:number-columns-repeated="2"/>
          <table:table-cell office:value-type="string" calcext:value-type="string">
            <text:p>pobiera info i wywoluje odpowiednia funkcje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void logowanie()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zalogowanyStudent()</text:p>
          </table:table-cell>
          <table:table-cell/>
          <table:table-cell table:style-name="ce7"/>
          <table:table-cell/>
          <table:table-cell office:value-type="string" calcext:value-type="string">
            <text:p>void rejestracja(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MENU</text:p>
          </table:table-cell>
          <table:table-cell table:style-name="ce7"/>
          <table:table-cell table:number-columns-repeated="2"/>
          <table:table-cell office:value-type="string" calcext:value-type="string">
            <text:p>pobiera dane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aktualnosciStudent()</text:p>
          </table:table-cell>
          <table:table-cell table:style-name="ce7"/>
          <table:table-cell table:number-columns-repeated="2"/>
          <table:table-cell office:value-type="string" calcext:value-type="string">
            <text:p>tworzy wpis do ‘hasla’, tworzy katalogi, powiadamia profesora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ocenyStudent()</text:p>
          </table:table-cell>
          <table:table-cell table:style-name="ce7"/>
          <table:table-cell table:number-columns-repeated="2"/>
          <table:table-cell office:value-type="string" calcext:value-type="string">
            <text:p>wraca do void logowanieCzyRejestracja() 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alendarzStudent()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ursanci()</text:p>
          </table:table-cell>
          <table:table-cell table:style-name="ce7"/>
          <table:table-cell/>
          <table:table-cell office:value-type="string" calcext:value-type="string">
            <text:p>void logowanie(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skrzynka()</text:p>
          </table:table-cell>
          <table:table-cell table:style-name="ce7"/>
          <table:table-cell table:number-columns-repeated="2"/>
          <table:table-cell office:value-type="string" calcext:value-type="string">
            <text:p>otwiera plik ‘hasla’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ustawienia()</text:p>
          </table:table-cell>
          <table:table-cell table:style-name="ce7"/>
          <table:table-cell table:number-columns-repeated="2"/>
          <table:table-cell office:value-type="string" calcext:value-type="string">
            <text:p>pobiera login i haslo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zalogowanyProfesor()</text:p>
          </table:table-cell>
          <table:table-cell/>
          <table:table-cell table:style-name="ce7"/>
          <table:table-cell table:number-columns-repeated="2"/>
          <table:table-cell office:value-type="string" calcext:value-type="string">
            <text:p>szuka w otwartym pliku danych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MENU</text:p>
          </table:table-cell>
          <table:table-cell table:style-name="ce7"/>
          <table:table-cell table:number-columns-repeated="2"/>
          <table:table-cell office:value-type="string" calcext:value-type="string">
            <text:p>loguje, przejscie do void zalogowanyStudent() lub void zalogowanyProfesor() albo mowi ze dane nie poprawne i wraca do początku void logowanie() 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aktualnosciProfesor()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ocenyProfesor()</text:p>
          </table:table-cell>
          <table:table-cell table:style-name="ce7"/>
          <table:table-cell/>
          <table:table-cell office:value-type="string" calcext:value-type="string">
            <text:p>void zalogowanyStudent(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alendarzProfesor()</text:p>
          </table:table-cell>
          <table:table-cell table:style-name="ce7"/>
          <table:table-cell table:number-columns-repeated="2"/>
          <table:table-cell office:value-type="string" calcext:value-type="string">
            <text:p>menu na switch + void aktualnosciStudent() 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ursanci()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skrzynka()</text:p>
          </table:table-cell>
          <table:table-cell table:style-name="ce7"/>
          <table:table-cell/>
          <table:table-cell office:value-type="string" calcext:value-type="string">
            <text:p>void zalogowanyProfesor(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ustawienia()</text:p>
          </table:table-cell>
          <table:table-cell table:style-name="ce7"/>
          <table:table-cell table:number-columns-repeated="2"/>
          <table:table-cell office:value-type="string" calcext:value-type="string">
            <text:p>menu na switch + void aktualnosciProfesor() 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zatwierdzanieKont()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3"/>
          <table:table-cell table:style-name="ce5" table:number-columns-repeated="4"/>
          <table:table-cell table:style-name="ce8"/>
          <table:table-cell/>
          <table:table-cell office:value-type="string" calcext:value-type="string">
            <text:p>void aktualnosci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prawdza, czy są nowe oceny, mejle, kolokw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aktualnosci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prawdza, czy są nowe oceny, mejle, kolokwia, konta do zatwierdzn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oceny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ypisuje oceny, date wpisania, komentarz, sredn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oceny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ypisuje oceny wszystkich kursantow i pozwala dopisac now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alendarz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kazuje kalendar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alendarz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kazuje kalendarz + opcja dodawania wydarzeń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ursanci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listuje wszystkich kursantow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skrzynka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zwala czytac mejle i pisac now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ustawienia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twiera ustawienia danego konta, pozwala zmienic mejla, imię i nazwisko itp.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zatwierdzanieKo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listuje dane nowego konta i pyta o zgod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 przypadku nie zgody usuwa dane z pliku do-zatwierdzeni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 przypadku zgody dopisuje dane do odpowiednich plik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26:05.572367671</meta:creation-date>
    <dc:date>2016-12-29T18:00:22.805063085</dc:date>
    <meta:editing-duration>PT7M5S</meta:editing-duration>
    <meta:editing-cycles>1</meta:editing-cycles>
    <meta:document-statistic meta:table-count="1" meta:cell-count="58" meta:object-count="0"/>
    <meta:generator>LibreOffice/5.2.2.2$Linux_X86_64 LibreOffice_project/20m0$Build-2</meta:generator>
  </office:meta>
</office:document-meta>
</file>